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Wingdings" svg:font-family="Wingdings"/>
    <style:font-face style:name="Times New Roman1" svg:font-family="'Times New Roman', 'Times New Roman'" style:font-family-generic="roman"/>
    <style:font-face style:name="Arial1" svg:font-family="Arial" style:font-family-generic="swiss"/>
    <style:font-face style:name="Calibri" svg:font-family="Calibri" style:font-family-generic="swis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1pt" style:font-name-asian="Arial1" style:font-size-asian="11pt" style:font-name-complex="Arial1" style:font-size-complex="11pt"/>
    </style:style>
    <style:style style:name="P2" style:family="paragraph" style:parent-style-name="Default">
      <style:paragraph-properties style:text-autospace="none"/>
    </style:style>
    <style:style style:name="P3" style:family="paragraph" style:parent-style-name="Default">
      <style:paragraph-properties style:text-autospace="none"/>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4" style:family="paragraph" style:parent-style-name="Default">
      <style:paragraph-properties style:text-autospace="none"/>
      <style:text-properties fo:color="#000000" style:text-line-through-style="none" style:font-name="Times New Roman" fo:font-size="11pt" style:text-underline-style="none" fo:font-weight="normal" style:font-name-asian="Tahoma1" style:font-size-asian="11pt" style:font-weight-asian="normal" style:font-name-complex="Tahoma1" style:font-size-complex="11pt" style:font-weight-complex="normal"/>
    </style:style>
    <style:style style:name="P5" style:family="paragraph" style:parent-style-name="Default">
      <style:paragraph-properties style:text-autospace="none"/>
      <style:text-properties fo:color="#000000" style:font-name="Times New Roman" fo:font-size="11pt" style:font-name-asian="Times New Roman1" style:font-size-asian="11pt" style:font-name-complex="Times New Roman1" style:font-size-complex="11pt"/>
    </style:style>
    <style:style style:name="P6" style:family="paragraph" style:parent-style-name="Standard">
      <style:paragraph-properties fo:text-align="start" style:justify-single-word="false" style:text-autospace="none"/>
      <style:text-properties fo:color="#000000" style:font-name="Times New Roman" fo:font-size="11pt" style:font-name-asian="Wingdings" style:font-size-asian="11pt" style:font-name-complex="Wingdings" style:font-size-complex="11pt"/>
    </style:style>
    <style:style style:name="P7" style:family="paragraph" style:parent-style-name="Standard">
      <style:paragraph-properties style:text-autospace="none"/>
      <style:text-properties fo:color="#000000" style:font-name="Times New Roman" fo:font-size="11pt" style:font-name-asian="Wingdings" style:font-size-asian="11pt" style:font-name-complex="Wingdings" style:font-size-complex="11pt"/>
    </style:style>
    <style:style style:name="P8" style:family="paragraph" style:parent-style-name="Standard">
      <style:paragraph-properties fo:text-align="start" style:justify-single-word="false" style:text-autospace="none"/>
      <style:text-properties style:font-name="Times New Roman" fo:font-size="11pt" style:font-name-asian="Arial1" style:font-size-asian="11pt" style:font-name-complex="Arial1" style:font-size-complex="11pt"/>
    </style:style>
    <style:style style:name="P9" style:family="paragraph" style:parent-style-name="Default">
      <style:paragraph-properties style:text-autospace="none"/>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10" style:family="paragraph" style:parent-style-name="Default">
      <style:paragraph-properties style:text-autospace="none"/>
      <style:text-properties fo:color="#000000" style:text-line-through-style="none" style:font-name="Times New Roman" fo:font-size="11pt" style:text-underline-style="none" fo:font-weight="normal" style:font-name-asian="Times New Roman1" style:font-size-asian="11pt" style:font-weight-asian="normal" style:font-name-complex="Times New Roman1" style:font-size-complex="11pt" style:font-weight-complex="normal"/>
    </style:style>
    <style:style style:name="P11" style:family="paragraph" style:parent-style-name="Default">
      <style:paragraph-properties style:text-autospace="none"/>
      <style:text-properties fo:color="#000000" style:text-line-through-style="none" style:font-name="Times New Roman" fo:font-size="11pt" style:text-underline-style="none" fo:font-weight="normal" style:font-name-asian="Times New Roman1" style:font-size-asian="11pt" style:font-weight-asian="normal" style:font-name-complex="Times New Roman1" style:font-size-complex="11pt" style:font-weight-complex="normal"/>
    </style:style>
    <style:style style:name="P12" style:family="paragraph" style:parent-style-name="Default" style:list-style-name="L1">
      <style:paragraph-properties style:text-autospace="none"/>
      <style:text-properties fo:color="#000000" style:text-line-through-style="none" style:font-name="Times New Roman" fo:font-size="11pt" style:text-underline-style="none" fo:font-weight="normal" style:font-name-asian="Times New Roman1" style:font-size-asian="11pt" style:font-weight-asian="normal" style:font-name-complex="Times New Roman1" style:font-size-complex="11pt" style:font-weight-complex="normal"/>
    </style:style>
    <style:style style:name="P13" style:family="paragraph" style:parent-style-name="Default" style:list-style-name="L2">
      <style:paragraph-properties style:text-autospace="none"/>
      <style:text-properties fo:color="#000000" style:text-line-through-style="none" style:font-name="Times New Roman" fo:font-size="11pt" style:text-underline-style="none" fo:font-weight="normal" style:font-name-asian="Times New Roman1" style:font-size-asian="11pt" style:font-weight-asian="normal" style:font-name-complex="Times New Roman1" style:font-size-complex="11pt" style:font-weight-complex="normal"/>
    </style:style>
    <style:style style:name="P14" style:family="paragraph" style:parent-style-name="Default" style:list-style-name="L3">
      <style:paragraph-properties style:text-autospace="none"/>
      <style:text-properties fo:color="#000000" style:text-line-through-style="none" style:font-name="Times New Roman" fo:font-size="11pt" style:text-underline-style="none" fo:font-weight="normal" style:font-name-asian="Times New Roman1" style:font-size-asian="11pt" style:font-weight-asian="normal" style:font-name-complex="Times New Roman1" style:font-size-complex="11pt" style:font-weight-complex="normal"/>
    </style:style>
    <style:style style:name="P15" style:family="paragraph" style:parent-style-name="Default" style:list-style-name="L4">
      <style:paragraph-properties style:text-autospace="none"/>
      <style:text-properties fo:color="#000000" style:text-line-through-style="none" style:font-name="Times New Roman" fo:font-size="11pt" style:text-underline-style="none" fo:font-weight="normal" style:font-name-asian="Times New Roman1" style:font-size-asian="11pt" style:font-weight-asian="normal" style:font-name-complex="Times New Roman1" style:font-size-complex="11pt" style:font-weight-complex="normal"/>
    </style:style>
    <style:style style:name="P16" style:family="paragraph" style:parent-style-name="Default" style:list-style-name="L5">
      <style:paragraph-properties style:text-autospace="none"/>
      <style:text-properties fo:color="#000000" style:text-line-through-style="none" style:font-name="Times New Roman" fo:font-size="11pt" style:text-underline-style="none" fo:font-weight="normal" style:font-name-asian="Times New Roman1" style:font-size-asian="11pt" style:font-weight-asian="normal" style:font-name-complex="Times New Roman1" style:font-size-complex="11pt" style:font-weight-complex="normal"/>
    </style:style>
    <style:style style:name="P17" style:family="paragraph" style:parent-style-name="Default">
      <style:paragraph-properties style:text-autospace="none"/>
      <style:text-properties fo:color="#000000" style:font-name="Times New Roman" fo:font-size="11pt" fo:font-weight="bold" style:font-name-asian="Times New Roman1" style:font-size-asian="11pt" style:font-weight-asian="bold" style:font-name-complex="Times New Roman1" style:font-size-complex="11pt" style:font-weight-complex="bold"/>
    </style:style>
    <style:style style:name="P18" style:family="paragraph" style:parent-style-name="Default">
      <style:paragraph-properties style:text-autospace="none"/>
      <style:text-properties fo:color="#000000" style:font-name="Times New Roman" fo:font-size="11pt" style:font-name-asian="Wingdings" style:font-size-asian="11pt" style:font-name-complex="Wingdings" style:font-size-complex="11pt"/>
    </style:style>
    <style:style style:name="P19" style:family="paragraph" style:parent-style-name="Default">
      <style:paragraph-properties style:text-autospace="none"/>
      <style:text-properties style:font-name="Times New Roman" fo:font-size="11pt" style:font-size-asian="11pt" style:font-size-complex="11pt"/>
    </style:style>
    <style:style style:name="P20" style:family="paragraph" style:parent-style-name="Default">
      <style:paragraph-properties style:text-autospace="none"/>
      <style:text-properties style:font-name="Times New Roman" fo:font-size="11pt" style:font-name-asian="Wingdings" style:font-size-asian="11pt" style:font-name-complex="Wingdings" style:font-size-complex="11pt"/>
    </style:style>
    <style:style style:name="P21" style:family="paragraph" style:parent-style-name="Default">
      <style:paragraph-properties fo:margin-left="0cm" fo:margin-right="0cm" fo:margin-top="0cm" fo:margin-bottom="0cm" fo:text-indent="0cm" style:auto-text-indent="false" style:text-autospace="none"/>
      <style:text-properties fo:color="#000000" style:text-line-through-style="none" style:font-name="Times New Roman" fo:font-size="11pt" style:text-underline-style="none" fo:font-weight="normal" style:font-name-asian="Times New Roman1" style:font-size-asian="11pt" style:font-weight-asian="normal" style:font-name-complex="Times New Roman1" style:font-size-complex="11pt" style:font-weight-complex="normal"/>
    </style:style>
    <style:style style:name="T1" style:family="text">
      <style:text-properties style:font-name-asian="Arial1" style:font-name-complex="Arial1"/>
    </style:style>
    <style:style style:name="T2" style:family="text">
      <style:text-properties fo:color="#000000"/>
    </style:style>
    <style:style style:name="T3" style:family="text">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T4" style:family="text">
      <style:text-properties fo:color="#000000" style:text-line-through-style="none" style:font-name="Times New Roman" fo:font-size="14pt" style:text-underline-style="none" fo:font-weight="normal" style:font-name-asian="Wingdings" style:font-size-asian="10pt" style:font-weight-asian="normal" style:font-name-complex="Wingdings" style:font-size-complex="10pt" style:font-weight-complex="normal"/>
    </style:style>
    <style:style style:name="T5" style:family="text">
      <style:text-properties fo:color="#000000" style:text-line-through-style="none" style:font-name="Times New Roman" fo:font-size="11pt" style:text-underline-style="none" fo:font-weight="normal" style:font-name-asian="Tahoma1" style:font-size-asian="11pt" style:font-weight-asian="normal" style:font-name-complex="Tahoma1" style:font-size-complex="11pt" style:font-weight-complex="normal"/>
    </style:style>
    <style:style style:name="T6" style:family="text">
      <style:text-properties fo:color="#000000" style:text-line-through-style="none" style:text-underline-style="none" fo:font-weight="normal" style:font-weight-asian="normal" style:font-weight-complex="normal"/>
    </style:style>
    <style:style style:name="T7" style:family="text">
      <style:text-properties fo:color="#000000" style:text-line-through-style="none" style:text-underline-style="none" fo:font-weight="normal" style:font-name-asian="Times New Roman1" style:font-weight-asian="normal" style:font-name-complex="Times New Roman1" style:font-weight-complex="normal"/>
    </style:style>
    <style:style style:name="T8" style:family="text">
      <style:text-properties fo:color="#000000" style:text-line-through-style="none" style:text-underline-style="none" fo:font-weight="normal" style:font-name-asian="Wingdings" style:font-weight-asian="normal" style:font-name-complex="Wingdings" style:font-weight-complex="normal"/>
    </style:style>
    <style:style style:name="T9" style:family="text">
      <style:text-properties fo:color="#000000" style:text-line-through-style="none" fo:font-size="11pt" style:text-underline-style="none" fo:font-weight="normal" style:font-name-asian="Times New Roman1" style:font-size-asian="11pt" style:font-weight-asian="normal" style:font-name-complex="Times New Roman1" style:font-size-complex="11pt" style:font-weight-complex="normal"/>
    </style:style>
    <style:style style:name="T10" style:family="text">
      <style:text-properties fo:color="#000000" style:text-line-through-style="none" fo:font-size="14pt" style:text-underline-style="none" fo:font-weight="normal" style:font-name-asian="Wingdings" style:font-size-asian="10pt" style:font-weight-asian="normal" style:font-name-complex="Wingdings" style:font-size-complex="10pt" style:font-weight-complex="normal"/>
    </style:style>
    <style:style style:name="T11" style:family="text">
      <style:text-properties style:text-line-through-style="none" style:text-underline-style="none" fo:font-weight="normal" style:font-name-asian="Arial1" style:font-weight-asian="normal" style:font-name-complex="Arial1" style:font-weight-complex="normal"/>
    </style:style>
    <style:style style:name="T12" style:family="text">
      <style:text-properties style:font-name="Times New Roman1" style:font-name-asian="Times New Roman1" style:font-name-complex="Times New Roman1"/>
    </style:style>
    <style:style style:name="T13" style:family="text">
      <style:text-properties style:font-name-asian="Times New Roman1" style:font-name-complex="Times New Roman1"/>
    </style:style>
    <style:style style:name="T14" style:family="text">
      <style:text-properties style:font-name="Times New Roman" fo:font-size="10.5pt" style:font-name-asian="Calibri" style:font-size-asian="10.5pt" style:font-name-complex="Calibri" style:font-size-complex="10.5pt"/>
    </style:style>
    <style:style style:name="T15" style:family="text">
      <style:text-properties style:font-name="Times New Roman" style:font-name-asian="Calibri" style:font-name-complex="Calibri"/>
    </style:style>
    <style:style style:name="T16" style:family="text">
      <style:text-properties style:font-name-asian="Wingdings" style:font-name-complex="Wingdings"/>
    </style:style>
    <style:style style:name="T17" style:family="text">
      <style:text-properties fo:font-size="10.5pt" style:font-name-asian="Calibri" style:font-size-asian="10.5pt" style:font-name-complex="Calibri" style:font-size-complex="10.5pt"/>
    </style:style>
    <style:style style:name="T18" style:family="text">
      <style:text-properties style:font-name-asian="Calibri" style:font-name-complex="Calibri"/>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7">Résultats attendus</text:p>
      <text:p text:style-name="P10"><text:tab/>Ensemble de livrables (Rédaction + revu de paires par le client) :</text:p>
      <text:p text:style-name="P21"/>
      <text:p text:style-name="P21">Chapitre A.<text:tab/>Dossiers de suivi du projet</text:p>
      <text:p text:style-name="P21"/>
      <text:p text:style-name="P21">1. Dossier d'Initialisation </text:p>
      <text:p text:style-name="P10">2. Plan d'Assurance Qualité<text:line-break/></text:p>
      <text:p text:style-name="P10"/>
      <text:p text:style-name="P10">Chapitre B. <text:s text:c="2"/>Dossiers de production</text:p>
      <text:p text:style-name="P10"><text:tab/><text:tab/></text:p>
      <text:p text:style-name="P10">1ére partie. Dossier des Besoins</text:p>
      <text:p text:style-name="P10"/>
      <text:p text:style-name="P10"><text:tab/>Le dossier des besoins se divise en quatre parties.</text:p>
      <text:p text:style-name="P10"/>
      <text:p text:style-name="P10"><text:tab/>La premiére partie est un rapport sur l'étude de l'exisant. L'étude de l'exisant c'est l'analyse des solutions mises en place actuellement dans l'entreprise. Il s'agira d'analyse ses forces et ses faiblesses afin d'identifier <text:s/>les points sur lesquels <text:s/>il faudra travailler. </text:p>
      <text:p text:style-name="P10"><text:tab/>L'analyse sur le plan organisationnel du système d'information existant présentera un tableau Services/Activités, des modèles de communication, d'organisation, etc, des schémas de processus et de procédure.</text:p>
      <text:p text:style-name="P10"><text:tab/>L'analyse sur le plan informatique du système d'information existant présentera des cartographies applicative et technique, des fiches applications ainsi qu'une synthèse des points forts et des points faibles</text:p>
      <text:p text:style-name="P10">Cette partie présente une annexe reatrascrivant tout les interviews et audits effectués avec le client.</text:p>
      <text:p text:style-name="P10"/>
      <text:p text:style-name="P10"><text:tab/>Dans une seconde partie, nous proposerons une comparaison sous forme de Benchmark avec les systémes existant chez les concurrents de GSTP et chez d'autres partenaires effectuant les mêmes taches. Il faudra identifier les éléments de comparaisons cibles ainsi que leur indicateur de performance. <text:s/>Nous présenterons les différents partenaires du Benchmark. Pour chaque élément de comparaison cible, nous analyserons et calculerons l'écart entre la solution existante chez GSTP et les systémes mis en place par les partenaires. Nous présenterons les best practices, les activités et processus types et les performances de référence chez les concurrent.</text:p>
      <text:p text:style-name="P10"/>
      <text:p text:style-name="P10"><text:tab/>La troisième partie présentera les thèmes de progrés, c'est-à-dire, les points sur lesquels, GSTP est en retard par rapport au partenaires. Cette analyse se fera à la fois au niveau stratégique, fonctionnel, organisationnel et technique. Le niveau stratégique représente les activités à faire évoluer. Le niveau fonctionnel présente les processus métier à adapter illustrés par des cas d'utilisation représentatifs.</text:p>
      <text:p text:style-name="P10">Le niveau organisationnel propose des principes d'organisation à adopter. Le niveau technologique présente les NTIC à mettre en oeuvre. Pour chaque niveau, il faudra définir les thèmes de progrès. Et pour chaque thèmes, sera présenté les améliorations à réaliser ainsi q'un plan d'action. Il s'agira en fait de proposer une restructuration partielle ou complète des points sur lesquelles GSTP n'est pas performante ainsi que les plans d'actions permettant ces améliorations. A la fin de cette partie, le but est de pouvoir identifier les évolutions fonctionnelles souhaitées et recenser les besoins et les exigences.</text:p>
      <text:p text:style-name="P10"><text:tab/><text:tab/></text:p>
      <text:p text:style-name="P10"><text:tab/>La dernière partie de ce rapport présentera les spécifications et la conception du système d'information. Il faudra définir précisément le champ de l'étude. Le mode opératoire est le suivant : </text:p>
      <text:list xml:id="list33196913" text:style-name="L3">
        <text:list-item>
          <text:p text:style-name="P14">Analyse de l'architecture applicative cible. C'est à dire, identifier les paquetages d'analyse, les classes d'analyse importantes et les exigences auxquelles devra satisfaire le système. Un paquetage d'anlyse correspond au modèle d'une application existante devant évoluer ou à une application nouvelle. Il faudra définir les échanges entre les paquetages ainsi que les exigences non fonctionnel imposé par GSTP (sécurité, tolérance aux pannes, ...)</text:p>
        </text:list-item>
        <text:list-item>
          <text:p text:style-name="P14">Identification les types de solutions possibles. Il s'agira de chercher si des solutions existe déjà et dans quelles mesures elles répondent aux besoins du client. A ces solutions existante, il conviendra d'opposer une solution spécifique, adapter sur-mesure aux exigences de GSTP.</text:p>
        </text:list-item>
        <text:list-item>
          <text:p text:style-name="P14">Réalisation de la conception. La conception passe par l'analyse des principaux écarts fonctionnels entre la solution et les besoins utilisateurs, l'identification des solutions permettant de traiter ces <text:soft-page-break/>écarts, faire la mapping de la solution progiciel sur l'architecture applicative cible, définir les évolutions des systèmes de GSTP. <text:tab/><text:tab/></text:p>
        </text:list-item>
      </text:list>
      <text:list xml:id="list33342571" text:style-name="L4">
        <text:list-item>
          <text:p text:style-name="P15">Analyse de l'impact organisationnel. Les solution proposées à GSTP auront un impact non négligeable sut son organisation sur le plan matériel mais aussi humain. Il conviendra donc de mesurer cet impact afin de calculer les risques et de réaliser une évolution dans les meilleurs conditions possibles.</text:p>
        </text:list-item>
      </text:list>
      <text:p text:style-name="P10"/>
      <text:p text:style-name="P10"/>
      <text:p text:style-name="P10"/>
      <text:p text:style-name="P10"/>
      <text:p text:style-name="P10">2éme partie. <text:s/>Dossier de description des solutions</text:p>
      <text:p text:style-name="P10"/>
      <text:p text:style-name="P10"><text:tab/>Le dossier de description des solutions proposera deux solutions. A savoir, une solution spécifique ainsi qu'une solution ERP. </text:p>
      <text:p text:style-name="P10"/>
      <text:p text:style-name="P10">L'élaboration de la solution spécifique se fera en 4 étapes :</text:p>
      <text:list xml:id="list34566950" text:style-name="L5">
        <text:list-item>
          <text:p text:style-name="P16">Spécification fonctionnelles générales. Cette étape présente une description des procédures et une identification des blocs. Cette analyse devra prendre en compte les processus de fonctionnement dans des conditions normales mais aussi dans des conditions extraordinaires ou en cas d'incidents.</text:p>
          <text:p text:style-name="P16">Il faudra définir des familles de procédures et les référentiels de données, élaborer la cartographie des processus, l'urbanisation des applications et décrire les applications.</text:p>
        </text:list-item>
        <text:list-item>
          <text:p text:style-name="P16">Spécification fonctionnelles détaillées. Il s'agira d'analyser les blocs et de modéliser les aspects statiques et dynamiques. Cette étape est un approfondissement de la première étapes. Il faudra décrire chaque bloc de l'étape 1, détailler les paquetages, analyser la dynamique des classes et décire les intéractions existant entre elles.</text:p>
        </text:list-item>
        <text:list-item>
          <text:p text:style-name="P16">Validation. Cette étape a pour objectif la consolidation des spécifications. Elle permetra d'obtenir une description fine des applications.</text:p>
        </text:list-item>
        <text:list-item>
          <text:p text:style-name="P16">Spécifications techniques pour une architecture opérationnelle. Le but de cette étape est d'élaborer une architecture opérationnelle et de présenter un déploiement des blocs. La définition et la spécification des architectures logicielle et technique permetra d'obtenir les architectures opérationnelle et d'exécution ainsi qu'une répartition des applications et des composants</text:p>
        </text:list-item>
      </text:list>
      <text:p text:style-name="P18"/>
      <text:p text:style-name="P20"><text:span text:style-name="T2"><text:tab/>En plus de cette solution spécifique, nous proposerons au client une solution ERP.</text:span> Cette solution étant generique à la difference de notre solution spécifique, Il faudra proposer une configuration des scénarios SAP sélectionnés. Nous présenterons la matrice <text:span text:style-name="T13">ARIS Processus Standard et les fonctions et l'organigramme GSTP.</text:span></text:p>
      <text:p text:style-name="P10"><text:tab/><text:tab/><text:tab/><text:tab/></text:p>
      <text:p text:style-name="P10"><text:tab/>La modélisation et la configuration de la solution standard seront affinées à l'aide du rapport de modélisation générés par ARIS en fonction des outils de modélisation réalisés.</text:p>
      <text:p text:style-name="P10"><text:tab/><text:tab/></text:p>
      <text:p text:style-name="P10">3éme partie. <text:s/>Dossier des choix</text:p>
      <text:p text:style-name="P10"><text:tab/>Le dossier des choix permettera de proposer une comparaison entre la solution spécifique qu'on a proposé et la solution ERP configuré en fonction des couts, des gains et des ROI. Lors de cette étape, nous présenterons le tableau des couts des solutions, le tableau des gains et ROI afin d'effectuer objectivement la comparaison avant de déboucher sur un bilan.</text:p>
      <text:p text:style-name="P10"/>
      <text:p text:style-name="P19"><text:span text:style-name="T7">4éme partie. Bilan –Présentation</text:span></text:p>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Wingdings" svg:font-family="Wingdings"/>
    <style:font-face style:name="Times New Roman1" svg:font-family="'Times New Roman', 'Times New Roman'" style:font-family-generic="roman"/>
    <style:font-face style:name="Arial1" svg:font-family="Arial" style:font-family-generic="swiss"/>
    <style:font-face style:name="Calibri" svg:font-family="Calibri" style:font-family-generic="swis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4H44M18S</meta:editing-duration>
    <meta:editing-cycles>117</meta:editing-cycles>
    <meta:generator>OpenOffice.org/3.2$Win32 OpenOffice.org_project/320m18$Build-9502</meta:generator>
    <dc:date>2011-01-08T15:32:11.39</dc:date>
    <meta:document-statistic meta:table-count="0" meta:image-count="0" meta:object-count="0" meta:page-count="2" meta:paragraph-count="38" meta:word-count="991" meta:character-count="6846"/>
    <meta:user-defined meta:name="Info 1"/>
    <meta:user-defined meta:name="Info 2"/>
    <meta:user-defined meta:name="Info 3"/>
    <meta:user-defined meta:name="Info 4"/>
  </office:meta>
</office:document-meta>
</file>